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C3D535B3CBDAE49B.png" manifest:media-type="image/png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Alberto Varesio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37:34.935458658</meta:creation-date>
    <meta:editing-duration>PT1M35S</meta:editing-duration>
    <meta:editing-cycles>2</meta:editing-cycles>
    <meta:generator>LibreOffice/6.1.5.2$Linux_X86_64 LibreOffice_project/10$Build-2</meta:generator>
    <dc:title>Portfolio</dc:title>
    <meta:initial-creator>Alberto Varesio</meta:initial-creator>
    <dc:date>2019-05-09T17:39:09.612576560</dc:date>
    <dc:creator>Alberto Varesio</dc:creator>
    <meta:document-statistic meta:object-count="65"/>
    <meta:template xlink:type="simple" xlink:actuate="onRequest" xlink:title="Portfolio" xlink:href="../../../../../usr/lib/libreoffice/share/template/common/presnt/Portfolio.otp" meta:date="2019-05-09T17:37:34.763486642"/>
  </office:meta>
</office:document-meta>
</file>